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dd3c3" officeooo:paragraph-rsid="000dd3c3"/>
    </style:style>
    <style:style style:name="P2" style:family="paragraph" style:parent-style-name="Text_20_body">
      <style:text-properties officeooo:rsid="000dd3c3" officeooo:paragraph-rsid="000dd3c3"/>
    </style:style>
    <style:style style:name="P3" style:family="paragraph" style:parent-style-name="Text_20_body" style:list-style-name="L1">
      <style:text-properties officeooo:rsid="000dd3c3" officeooo:paragraph-rsid="000dd3c3"/>
    </style:style>
    <style:style style:name="P4" style:family="paragraph" style:parent-style-name="Heading_20_1">
      <style:paragraph-properties fo:break-before="page"/>
      <style:text-properties officeooo:rsid="00115fe9" officeooo:paragraph-rsid="00115fe9"/>
    </style:style>
    <style:style style:name="P5" style:family="paragraph" style:parent-style-name="Text_20_body">
      <style:text-properties officeooo:paragraph-rsid="00115fe9"/>
    </style:style>
    <style:style style:name="P6" style:family="paragraph" style:parent-style-name="Heading_20_3">
      <style:text-properties officeooo:rsid="00145103" officeooo:paragraph-rsid="00145103"/>
    </style:style>
    <style:style style:name="P7" style:family="paragraph" style:parent-style-name="Text_20_body">
      <style:text-properties style:text-underline-style="none" officeooo:rsid="001280fe" officeooo:paragraph-rsid="001280fe"/>
    </style:style>
    <style:style style:name="P8" style:family="paragraph" style:parent-style-name="Heading_20_3">
      <style:text-properties officeooo:rsid="0014641d" officeooo:paragraph-rsid="0014641d"/>
    </style:style>
    <style:style style:name="P9" style:family="paragraph" style:parent-style-name="Text_20_body">
      <style:text-properties officeooo:paragraph-rsid="0014641d"/>
    </style:style>
    <style:style style:name="P10" style:family="paragraph" style:parent-style-name="Text_20_body">
      <style:text-properties officeooo:rsid="0019c87f" officeooo:paragraph-rsid="0019c87f"/>
    </style:style>
    <style:style style:name="P11" style:family="paragraph" style:parent-style-name="Text_20_body">
      <style:text-properties officeooo:rsid="001c454e" officeooo:paragraph-rsid="001c454e"/>
    </style:style>
    <style:style style:name="P12" style:family="paragraph" style:parent-style-name="Heading_20_2">
      <style:paragraph-properties fo:break-before="page"/>
      <style:text-properties officeooo:rsid="00158b80" officeooo:paragraph-rsid="00158b80"/>
    </style:style>
    <style:style style:name="P13" style:family="paragraph" style:parent-style-name="Text_20_body">
      <style:text-properties fo:font-style="normal" style:text-underline-style="none" officeooo:rsid="001c3dac" officeooo:paragraph-rsid="001c3dac" style:font-style-asian="normal" style:font-style-complex="normal"/>
    </style:style>
    <style:style style:name="P14" style:family="paragraph" style:parent-style-name="Text_20_body" style:list-style-name="L2"/>
    <style:style style:name="P15" style:family="paragraph" style:parent-style-name="Text_20_body">
      <style:text-properties fo:font-style="italic" officeooo:rsid="001a8016" officeooo:paragraph-rsid="001a8016" style:font-style-asian="italic" style:font-style-complex="italic"/>
    </style:style>
    <style:style style:name="P16" style:family="paragraph" style:parent-style-name="Text_20_body" style:list-style-name="L3"/>
    <style:style style:name="P17" style:family="paragraph" style:parent-style-name="Text_20_body">
      <style:text-properties style:font-name="Liberation Serif" officeooo:rsid="001a8016" officeooo:paragraph-rsid="001a8016"/>
    </style:style>
    <style:style style:name="P18" style:family="paragraph" style:parent-style-name="Heading_20_4">
      <style:text-properties officeooo:rsid="001c454e" officeooo:paragraph-rsid="001c454e"/>
    </style:style>
    <style:style style:name="P19" style:family="paragraph" style:parent-style-name="Text_20_body">
      <style:text-properties officeooo:paragraph-rsid="001c454e"/>
    </style:style>
    <style:style style:name="P20" style:family="paragraph" style:parent-style-name="Text_20_body">
      <style:text-properties style:font-name="Liberation Serif" officeooo:rsid="0019c87f" officeooo:paragraph-rsid="0019c87f"/>
    </style:style>
    <style:style style:name="P21" style:family="paragraph" style:parent-style-name="Text_20_body">
      <style:text-properties style:font-name="Liberation Serif" style:text-underline-style="solid" style:text-underline-width="auto" style:text-underline-color="font-color" officeooo:paragraph-rsid="00158b80"/>
    </style:style>
    <style:style style:name="P22" style:family="paragraph" style:parent-style-name="Text_20_body">
      <style:text-properties style:font-name="Liberation Serif" style:text-underline-style="none" officeooo:rsid="001280fe" officeooo:paragraph-rsid="001280fe"/>
    </style:style>
    <style:style style:name="P23" style:family="paragraph" style:parent-style-name="Text_20_body">
      <style:text-properties style:font-name="Liberation Serif" officeooo:rsid="000dd3c3" officeooo:paragraph-rsid="000dd3c3"/>
    </style:style>
    <style:style style:name="T1" style:family="text">
      <style:text-properties style:text-underline-style="none"/>
    </style:style>
    <style:style style:name="T2" style:family="text">
      <style:text-properties officeooo:rsid="000fc4f9"/>
    </style:style>
    <style:style style:name="T3" style:family="text">
      <style:text-properties officeooo:rsid="0014641d"/>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c3dac" style:font-weight-asian="normal" style:font-weight-complex="normal"/>
    </style:style>
    <style:style style:name="T7" style:family="text">
      <style:text-properties style:font-name="Liberation Serif" fo:font-style="italic" style:font-style-asian="italic" style:font-style-complex="italic"/>
    </style:style>
    <style:style style:name="T8" style:family="text">
      <style:text-properties fo:font-style="normal" style:text-underline-style="none" officeooo:rsid="001c3dac" style:font-style-asian="normal" style:font-style-complex="normal"/>
    </style:style>
    <style:style style:name="T9" style:family="text">
      <style:text-properties officeooo:rsid="001c3dac"/>
    </style:style>
    <style:style style:name="T10" style:family="text">
      <style:text-properties style:font-name="Liberation Serif" fo:font-style="italic" fo:font-weight="normal" style:font-style-asian="italic" style:font-weight-asian="normal" style:font-style-complex="italic" style:font-weight-complex="normal"/>
    </style:style>
    <style:style style:name="T11" style:family="text">
      <style:text-properties style:font-name="Liberation Serif" officeooo:rsid="001c444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sión Artificial y Aprendizaje<text:line-break/>Sistemas Inteligentes<text:line-break/>Grado en Ingeniería Robótica<text:line-break/><text:line-break/><text:line-break/><text:line-break/><text:line-break/><text:line-break/><text:line-break/><text:line-break/><text:line-break/><text:line-break/><text:line-break/><text:line-break/><text:line-break/><text:line-break/><text:line-break/><text:line-break/><text:line-break/><text:line-break/><text:line-break/>Hugo Villasán Atienza</text:p>
      <text:p text:style-name="P2"><text:soft-page-break/>Objetivos:</text:p>
      <text:list text:style-name="L1">
        <text:list-item>
          <text:p text:style-name="P3">Comprender el funcionamiento general de las redes neuronales artificiales como técnicas de aprendizaje supervisado, y en concreto los perceptrones multicapa y las redes neuronales convolucionales.</text:p>
        </text:list-item>
        <text:list-item>
          <text:p text:style-name="P3">Entender el concepto de imagen y píxel, y cómo podemos utilizar las técnicas de aprendizaje supervisado para distinguir lo que representa una imagen.</text:p>
        </text:list-item>
        <text:list-item>
          <text:p text:style-name="P3">Comprender cómo funciona el algoritmo de backpropagation y todo lo necesario para que una red neuronal pueda aprender a partir de un conjunto de datos.</text:p>
        </text:list-item>
        <text:list-item>
          <text:p text:style-name="P3">Conocer la librería <text:span text:style-name="T1">Keras</text:span> para implementar redes neuronales de forma rápida y efectiva.</text:p>
        </text:list-item>
        <text:list-item>
          <text:p text:style-name="P3">Utilizar redes neuronales para resolver un problema real de clasificación.</text:p>
        </text:list-item>
        <text:list-item>
          <text:p text:style-name="P3">Entender el papel de cada uno de los principales parámetros que configuran una red neuronal, y aprender a ajustarlos de forma efectiva y eficiente, para maximizar su tasa de acierto sin desperdiciar tiempo de entrenamiento.</text:p>
        </text:list-item>
        <text:list-item>
          <text:p text:style-name="P3">Utilizar Matplotlib (o similares) para mostrar resultados de forma visual.</text:p>
        </text:list-item>
        <text:list-item>
          <text:p text:style-name="P3">Acelerar el flujo de trabajo utilizando scripts que generen de forma automática las pruebas para e<text:span text:style-name="T2">l </text:span>ajuste de parámetros y los contenidos para el informe (resultados de clasificación, tablas gráficas)</text:p>
        </text:list-item>
      </text:list>
      <text:p text:style-name="P2"/>
      <text:h text:style-name="P4" text:outline-level="1">Entorno de Trabajo.</text:h>
      <text:p text:style-name="P5"/>
      <text:h text:style-name="P6" text:outline-level="3">Preparación del Entorno.</text:h>
      <text:p text:style-name="P7">Crear el entorno de trabajo ha sido un poco una pesadilla. En esta práctica me he decantado por utilizar Thonny, como se recomienda, porque ya sabía de antemano que bibliotecas como TensorFlow tienden a dar <text:span text:style-name="T3">muchos</text:span> problemas de compatibilidad. Aunque Thonny es una herramienta sencilla y ideal para principiantes, no es la mejor opción cuando se trabaja con bibliotecas pesadas como TensorFlow, que suelen requerir un entorno más avanzado y específico. A pesar de la simplicidad que ofrece Thonny, me encontré con varios problemas.</text:p>
      <text:p text:style-name="Text_20_body">Lo primero, al instalar Thonny, me doy con la sorpresa de que mi distro ya venía con Thonny instalado. Sin embargo, al intentar descargar los plugins a través de la interfaz gráfica, me dio un error de espacio. Al investigar el código de error con ChatGPT, me indicó que, al venir descargado con Snap, tenía el espacio limitado. Snap instala aplicaciones en un entorno aislado (contenedor), lo que limita ciertos recursos como el espacio en disco. Así que decidí desinstalarlo y volver a instalarlo con APT, que no tiene estas restricciones.</text:p>
      <text:p text:style-name="Text_20_body">Pero al hacer esto, la interfaz gráfica empezó a dar errores, no dejándome abrir archivos ni acceder a menús desplegables. Después de desinstalarlo e instalarlo desde el bash (la versión directamente desde el sitio web), la interfaz gráfica finalmente volvió a funcionar correctamente. Sin embargo, al probar los plugins, la versión de Python que Thonny usa no los detectaba. Esto ocurrió porque Thonny utiliza su propio entorno de Python, y los plugins no estaban instalados en ese entorno. Para solucionarlo, forcé la instalación de los plugins directamente desde la terminal en el entorno de Python que Thonny estaba utilizando, y de esta forma todo empezó a funcionar correctamente.</text:p>
      <text:p text:style-name="Text_20_body">Finalmente, todo quedó en orden y pude ejecutar el código de ejemplo de CIFAR-10, como se indica en la práctica. </text:p>
      <text:p text:style-name="P7"/>
      <text:h text:style-name="P8" text:outline-level="3">Trabajando con las imágenes de Cifar10</text:h>
      <text:p text:style-name="P9"/>
      <text:p text:style-name="P10">Preprocesamiento de las imágenes. </text:p>
      <text:p text:style-name="P11">Se cargan las imagenes desde cifar10.dataset y se las nomina como </text:p>
      <text:p text:style-name="P11">Se normalizan las imagenes dividiendolas entre 255</text:p>
      <text:p text:style-name="P11">Se convierten las etiquetas a one-shot</text:p>
      <text:h text:style-name="P12" text:outline-level="2">1. Definir, configurar y entrenar un MLP en Keras</text:h>
      <text:h text:style-name="Heading_20_4" text:outline-level="4">Tarea A: Definir, utilizar y evaluar un MLP con Keras</text:h>
      <text:p text:style-name="Text_20_body"/>
      <text:p text:style-name="P10">Un <text:span text:style-name="Strong_20_Emphasis">MLP (Perceptrón Multicapa)</text:span> es una red neuronal con capas completamente conectadas (Dense), donde cada neurona se conecta con todas las de la capa anterior. Sirve para problemas de clasificación y regresión. Aprende ajustando pesos mediante el algoritmo <text:span text:style-name="Strong_20_Emphasis">backpropagation</text:span> y una función de pérdida.</text:p>
      <text:p text:style-name="P10"/>
      <text:p text:style-name="P13">Arquitectura del Modelo.</text:p>
      <text:list text:style-name="L2">
        <text:list-item>
          <text:p text:style-name="P14"><text:span text:style-name="Strong_20_Emphasis"><text:span text:style-name="Source_20_Text"><text:span text:style-name="T4">Flatten(input_shape=(32,32,3))</text:span></text:span></text:span><text:span text:style-name="T4"><text:line-break/>Convierte cada imagen de CIFAR-10 (32x32 píxeles con 3 canales de color) en un </text:span><text:span text:style-name="Strong_20_Emphasis"><text:span text:style-name="T5">vector de 3072 elementos</text:span></text:span><text:span text:style-name="T5">. </text:span><text:span text:style-name="T6">Para que las capas Dense puedan digerirlo.</text:span></text:p>
        </text:list-item>
        <text:list-item>
          <text:p text:style-name="P14"><text:span text:style-name="Strong_20_Emphasis"><text:span text:style-name="Source_20_Text"><text:span text:style-name="T4">Dense(32)</text:span></text:span></text:span><text:span text:style-name="Strong_20_Emphasis"><text:span text:style-name="T4"> + </text:span></text:span><text:span text:style-name="Strong_20_Emphasis"><text:span text:style-name="Source_20_Text"><text:span text:style-name="T4">Activation('sigmoid')</text:span></text:span></text:span><text:span text:style-name="T4"><text:line-break/>Una </text:span><text:span text:style-name="Strong_20_Emphasis"><text:span text:style-name="T4">única capa oculta</text:span></text:span><text:span text:style-name="T4"> con 32 neuronas. Se usa la función de activación </text:span><text:span text:style-name="Source_20_Text"><text:span text:style-name="T7">sigmoid</text:span></text:span><text:span text:style-name="T4">, que devuelve valores entre 0 y 1, lo que permite una activación progresiva (no tan agresiva como una función escalón como </text:span><text:span text:style-name="Source_20_Text"><text:span text:style-name="T7">heaviside</text:span></text:span><text:span text:style-name="T4">).<text:line-break/>Su punto débil es que puede </text:span><text:span text:style-name="Strong_20_Emphasis"><text:span text:style-name="T4">saturarse</text:span></text:span><text:span text:style-name="T4"> (quedarse bloqueada en extremos) y converge más lento que otras como </text:span><text:span text:style-name="Source_20_Text"><text:span text:style-name="T7">relu</text:span></text:span><text:span text:style-name="T4">.</text:span></text:p>
        </text:list-item>
        <text:list-item>
          <text:p text:style-name="P14"><text:span text:style-name="Strong_20_Emphasis"><text:span text:style-name="Source_20_Text"><text:span text:style-name="T4">Dense(10)</text:span></text:span></text:span><text:span text:style-name="Strong_20_Emphasis"><text:span text:style-name="T4"> + </text:span></text:span><text:span text:style-name="Strong_20_Emphasis"><text:span text:style-name="Source_20_Text"><text:span text:style-name="T4">Activation('softmax')</text:span></text:span></text:span><text:span text:style-name="T4"><text:line-break/>La capa de salida tiene 10 neuronas, una por clase del dataset </text:span><text:span text:style-name="T7">CIFAR-10</text:span><text:span text:style-name="T4">.<text:line-break/></text:span><text:span text:style-name="Source_20_Text"><text:span text:style-name="T7">softmax</text:span></text:span><text:span text:style-name="T4"> transforma la salida en un </text:span><text:span text:style-name="Strong_20_Emphasis"><text:span text:style-name="T5">vector de probabilidades</text:span></text:span><text:span text:style-name="T5"> </text:span><text:span text:style-name="T4">que suma 1, ideal para clasificación multiclase.</text:span></text:p>
        </text:list-item>
      </text:list>
      <text:p text:style-name="P15"><text:span text:style-name="T8"/></text:p>
      <text:p text:style-name="Text_20_body"><text:s/><text:span text:style-name="T9">Configuración del Entrenamiento.</text:span></text:p>
      <text:list text:style-name="L3">
        <text:list-item>
          <text:p text:style-name="P16"><text:span text:style-name="Strong_20_Emphasis"><text:span text:style-name="T4">Función de pérdida: </text:span></text:span><text:span text:style-name="Strong_20_Emphasis"><text:span text:style-name="Source_20_Text"><text:span text:style-name="T10">categorical_crossentropy</text:span></text:span></text:span><text:span text:style-name="T4"><text:line-break/>Se usa cuando las etiquetas están codificadas en formato </text:span><text:span text:style-name="Strong_20_Emphasis"><text:span text:style-name="T10">one-hot</text:span></text:span><text:span text:style-name="T4">. Penaliza más los errores grandes y es estándar para clasificación multiclase con </text:span><text:span text:style-name="Source_20_Text"><text:span text:style-name="T7">softmax</text:span></text:span><text:span text:style-name="T4">.</text:span></text:p>
        </text:list-item>
        <text:list-item>
          <text:p text:style-name="P16"><text:span text:style-name="Strong_20_Emphasis"><text:span text:style-name="T4">Optimizador: </text:span></text:span><text:span text:style-name="Strong_20_Emphasis"><text:span text:style-name="Source_20_Text"><text:span text:style-name="T10">Adam()</text:span></text:span></text:span><text:span text:style-name="T4"><text:line-break/>Es uno de los optimizadores más usados porque combina las ventajas de </text:span><text:span text:style-name="Source_20_Text"><text:span text:style-name="T7">SGD</text:span></text:span><text:span text:style-name="T4"> y </text:span><text:span text:style-name="Source_20_Text"><text:span text:style-name="T7">RMSprop</text:span></text:span><text:span text:style-name="T4">. Rápido, robusto y sin necesidad de ajustes manuales complejos.</text:span></text:p>
        </text:list-item>
        <text:list-item>
          <text:p text:style-name="P16"><text:span text:style-name="Strong_20_Emphasis"><text:span text:style-name="T4">Métrica: </text:span></text:span><text:span text:style-name="Strong_20_Emphasis"><text:span text:style-name="Source_20_Text"><text:span text:style-name="T10">accuracy</text:span></text:span></text:span><text:span text:style-name="T4"><text:line-break/></text:span><text:span text:style-name="T11">E</text:span><text:span text:style-name="T4">valúa el </text:span><text:span text:style-name="Strong_20_Emphasis"><text:span text:style-name="T5">porcentaje de imágenes clasificadas correctamente</text:span></text:span><text:span text:style-name="T5">.</text:span></text:p>
        </text:list-item>
        <text:list-item>
          <text:p text:style-name="P16"><text:span text:style-name="Strong_20_Emphasis"><text:span text:style-name="T4">Parámetros de entrenamiento</text:span></text:span><text:span text:style-name="T4">:</text:span></text:p>
          <text:list>
            <text:list-item>
              <text:p text:style-name="P16"><text:span text:style-name="Source_20_Text"><text:span text:style-name="T4">epochs = 10</text:span></text:span><text:span text:style-name="T4">: suficientes para ver la evolución del aprendizaje sin sobreentrenar desde el inicio.</text:span></text:p>
            </text:list-item>
            <text:list-item>
              <text:p text:style-name="P16"><text:span text:style-name="Source_20_Text"><text:span text:style-name="T4">batch_size = 32</text:span></text:span><text:span text:style-name="T4">: equilibrio entre velocidad y estabilidad.</text:span></text:p>
            </text:list-item>
            <text:list-item>
              <text:p text:style-name="P16"><text:soft-page-break/><text:span text:style-name="Source_20_Text"><text:span text:style-name="T4">validation_split = 0.1</text:span></text:span><text:span text:style-name="T4">: se reserva el 10% del conjunto de entrenamiento para validar mientras se entrena.</text:span></text:p>
            </text:list-item>
          </text:list>
        </text:list-item>
      </text:list>
      <text:p text:style-name="P17"/>
      <text:h text:style-name="P18" text:outline-level="4">Tarea B: Ajustar el valor de los parámetros epochs y validation_split</text:h>
      <text:p text:style-name="P19"/>
      <text:p text:style-name="P20"/>
      <text:p text:style-name="P21"/>
      <text:p text:style-name="P22"/>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5:37:30.561316421</meta:creation-date>
    <dc:date>2025-05-06T14:14:23.072857023</dc:date>
    <meta:editing-duration>PT2H15M42S</meta:editing-duration>
    <meta:editing-cycles>8</meta:editing-cycles>
    <meta:generator>LibreOffice/24.8.7.2$Linux_X86_64 LibreOffice_project/f4f281f562fb585d46b0af5755dfe1eb6adc047f</meta:generator>
    <meta:document-statistic meta:table-count="0" meta:image-count="0" meta:object-count="0" meta:page-count="5" meta:paragraph-count="37" meta:word-count="846" meta:character-count="5454" meta:non-whitespace-character-count="4641"/>
  </office:meta>
</office:document-meta>
</file>